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f00e60" style:family="table" style:master-page-name="ta-mp-0x9f00e60">
      <style:table-properties table:display="true" style:writing-mode="lr-tb"/>
    </style:style>
    <style:style style:name="ta-0x15187068" style:family="table" style:master-page-name="ta-mp-0x1518706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ed0f5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0e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0dd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cf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d0c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13d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10d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11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1318" style:family="table-cell" style:data-style-name="General">
      <style:table-cell-properties fo:background-color="#d9d9d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ed0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ed0d1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OL-1" style:family="table-column">
      <style:table-column-properties style:column-width="190.40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veer ayuda sobre el juego - ESC01" table:style-name="ta-0x9f00e6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3"/>
        <table:table-column table:style-name="ACOL-0" table:number-columns-repeated="1020"/>
        <table:table-row table:style-name="AROW-0">
          <table:table-cell table:number-columns-spanned="7" table:style-name="ACE-0x9ed0f58" office:value-type="string" office:string-value="Caso de uso: Proveer ayuda sobre el juego">
            <text:p>Caso de uso: Proveer ayuda sobre el juego</text:p>
          </table:table-cell>
          <table:covered-table-cell table:number-columns-repeated="6"/>
          <table:table-cell table:number-columns-repeated="1017" table:style-name="ACE-0x9ed0e98"/>
        </table:table-row>
        <table:table-row table:style-name="AROW-0">
          <table:table-cell table:number-columns-spanned="7" table:style-name="ACE-0x9ed0f58" office:value-type="string" office:string-value="Descripcion del escenario: Escenario típico">
            <text:p>Descripcion del escenario: Escenario típico</text:p>
          </table:table-cell>
          <table:covered-table-cell table:number-columns-repeated="6"/>
          <table:table-cell table:number-columns-repeated="1017" table:style-name="ACE-0x9ed0e98"/>
        </table:table-row>
        <table:table-row table:style-name="AROW-0">
          <table:table-cell table:number-columns-spanned="3" table:style-name="ACE-0x9ed0f5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ed0f5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ed0e98"/>
        </table:table-row>
        <table:table-row table:style-name="AROW-0">
          <table:table-cell table:number-columns-repeated="1024" table:style-name="ACE-0x9ed0e98"/>
        </table:table-row>
        <table:table-row table:style-name="AROW-0">
          <table:table-cell table:style-name="ACE-0x9ed0dd8" office:value-type="string" office:string-value="CP-01">
            <text:p>CP-01</text:p>
          </table:table-cell>
          <table:table-cell table:number-columns-spanned="6" table:style-name="ACE-0x9ed13d8" office:value-type="string" office:string-value="Consulta de reglas en partida.">
            <text:p>Consulta de reglas en partida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Defectos encontrados">
            <text:p>Defectos encontrados</text:p>
          </table:table-cell>
          <table:table-cell table:number-columns-spanned="6" table:style-name="ACE-0x9ed13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Resultados obtenidos">
            <text:p>Resultados obtenidos</text:p>
          </table:table-cell>
          <table:table-cell table:number-columns-spanned="6" table:style-name="ACE-0x9ed13d8" office:value-type="string" office:string-value="Se le mostro al usuario la informacion con las reglas del juego.">
            <text:p>Se le mostro al usuario la informacion con las reglas del jueg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Resultados esperados">
            <text:p>Resultados esperados</text:p>
          </table:table-cell>
          <table:table-cell table:number-columns-spanned="6" table:style-name="ACE-0x9ed13d8" office:value-type="string" office:string-value="Los mismos que se esperaban.">
            <text:p>Los mismos que se esperaban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1">
            <text:p>Ent-1</text:p>
          </table:table-cell>
          <table:table-cell table:number-columns-spanned="6" table:style-name="ACE-0x9ed13d8" office:value-type="string" office:string-value="Se verifica que las reglas se le muestren al usuario.">
            <text:p>Se verifica que las reglas se le muestren al usuari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2">
            <text:p>Ent-2</text:p>
          </table:table-cell>
          <table:table-cell table:number-columns-spanned="6" table:style-name="ACE-0x9ed13d8" office:value-type="string" office:string-value="El usuario lee y cierra la ventana de informacion para seguir jugando.">
            <text:p>El usuario lee y cierra la ventana de informacion para seguir jugand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e98"/>
          <table:table-cell table:number-columns-repeated="6" table:style-name="ACE-0x9ed0c58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CP-02">
            <text:p>CP-02</text:p>
          </table:table-cell>
          <table:table-cell table:style-name="ACE-0x9ed13d8" office:value-type="string" office:string-value="Consulta de ayuda para realizar el movimiento optimo en una partida en solitario.">
            <text:p>Consulta de ayuda para realizar el movimiento optimo en una partida en solitario.</text:p>
          </table:table-cell>
          <table:table-cell table:number-columns-repeated="5" table:style-name="ACE-0x9ed13d8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Defectos encontrados">
            <text:p>Defectos encontrados</text:p>
          </table:table-cell>
          <table:table-cell table:number-columns-spanned="6" table:style-name="ACE-0x9ed13d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Resultados obtenidos">
            <text:p>Resultados obtenidos</text:p>
          </table:table-cell>
          <table:table-cell table:number-columns-spanned="6" table:style-name="ACE-0x9ed13d8" office:value-type="string" office:string-value="Se mostro satisfactoriamente al usuario la ficha a mover y su efecto.">
            <text:p>Se mostro satisfactoriamente al usuario la ficha a mover y su efect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Resultados esperados">
            <text:p>Resultados esperados</text:p>
          </table:table-cell>
          <table:table-cell table:number-columns-spanned="6" table:style-name="ACE-0x9ed13d8" office:value-type="string" office:string-value="Los mismos que se obtuvieron.">
            <text:p>Los mismos que se obtuvieron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1">
            <text:p>Ent-1</text:p>
          </table:table-cell>
          <table:table-cell table:number-columns-spanned="6" table:style-name="ACE-0x9ed13d8" office:value-type="string" office:string-value="Se verifica que se encuentre en una partida.">
            <text:p>Se verifica que se encuentre en una partida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2">
            <text:p>Ent-2</text:p>
          </table:table-cell>
          <table:table-cell table:number-columns-spanned="6" table:style-name="ACE-0x9ed13d8" office:value-type="string" office:string-value="Se da click en el boton de &quot;Movimiento optimo&quot;">
            <text:p>Se da click en el boton de "Movimiento optimo"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3">
            <text:p>Ent-3</text:p>
          </table:table-cell>
          <table:table-cell table:number-columns-spanned="6" table:style-name="ACE-0x9ed13d8" office:value-type="string" office:string-value="Se verifica que la ficha sugerida cambie a color azul por un momento.">
            <text:p>Se verifica que la ficha sugerida cambie a color azul por un momento.</text:p>
          </table:table-cell>
          <table:covered-table-cell table:number-columns-repeated="5"/>
          <table:table-cell table:number-columns-repeated="1017" table:style-name="ACE-0x9ed0e98"/>
        </table:table-row>
        <table:table-row table:style-name="AROW-0">
          <table:table-cell table:style-name="ACE-0x9ed0dd8" office:value-type="string" office:string-value="Ent-4">
            <text:p>Ent-4</text:p>
          </table:table-cell>
          <table:table-cell table:style-name="ACE-0x9ed13d8" office:value-type="string" office:string-value="Se verifica que las fichas afectadas por el movimiento cambien de color por un momento.">
            <text:p>Se verifica que las fichas afectadas por el movimiento cambien de color por un momento.</text:p>
          </table:table-cell>
          <table:table-cell table:number-columns-repeated="5" table:style-name="ACE-0x9ed13d8"/>
          <table:table-cell table:number-columns-repeated="1017" table:style-name="ACE-0x9ed0e98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12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1016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Proveer ayuda sobre el juego - ESC01'.$A$1"/>
          <table:named-expression table:name="Sheet_Title" table:expression="of:=&quot;Proveer ayuda sobre el juego - ESC01&quot;" table:base-cell-address="$'Proveer ayuda sobre el juego - ESC01'.$A$1"/>
        </table:named-expressions>
      </table:table>
      <table:table table:name="Proveer ayuda sobre el juego - ESC02" table:style-name="ta-0x15187068" table:print="false">
        <office:forms form:automatic-focus="false" form:apply-design-mode="false">
          <form:form/>
        </office:forms>
        <table:table-column table:default-cell-style-name="ACE-0x9ed04d8" table:style-name="ACOL-1"/>
        <table:table-column table:default-cell-style-name="ACE-0x9ed04d8" table:style-name="ACOL-0" table:number-columns-repeated="3"/>
        <table:table-column table:default-cell-style-name="ACE-0x9ed04d8" table:style-name="ACOL-0" table:number-columns-repeated="1020"/>
        <table:table-row table:style-name="AROW-0">
          <table:table-cell table:number-columns-spanned="7" table:style-name="ACE-0x9ed10d8" office:value-type="string" office:string-value="Caso de uso: Proveer ayuda sobre el juego">
            <text:p>Caso de uso: Proveer ayuda sobre el juego</text:p>
          </table:table-cell>
          <table:covered-table-cell table:number-columns-repeated="6"/>
          <table:table-cell table:number-columns-repeated="1017" table:style-name="ACE-0x9ed1198"/>
        </table:table-row>
        <table:table-row table:style-name="AROW-0">
          <table:table-cell table:number-columns-spanned="7" table:style-name="ACE-0x9ed10d8" office:value-type="string" office:string-value="Descripcion del escenario: Escenario excepcional">
            <text:p>Descripcion del escenario: Escenario excepcional</text:p>
          </table:table-cell>
          <table:covered-table-cell table:number-columns-repeated="6"/>
          <table:table-cell table:number-columns-repeated="1017" table:style-name="ACE-0x9ed1198"/>
        </table:table-row>
        <table:table-row table:style-name="AROW-0">
          <table:table-cell table:number-columns-spanned="3" table:style-name="ACE-0x9ed10d8" office:value-type="string" office:string-value="Juan Carlos Villalta Alvarado – A96812">
            <text:p>Juan Carlos Villalta Alvarado – A96812</text:p>
          </table:table-cell>
          <table:covered-table-cell table:number-columns-repeated="2"/>
          <table:table-cell table:number-columns-spanned="4" table:style-name="ACE-0x9ed10d8" office:value-type="string" office:string-value="Fecha: 21/04/2013">
            <text:p>Fecha: 21/04/2013</text:p>
          </table:table-cell>
          <table:covered-table-cell table:number-columns-repeated="3"/>
          <table:table-cell table:number-columns-repeated="1017" table:style-name="ACE-0x9ed1198"/>
        </table:table-row>
        <table:table-row table:style-name="AROW-0">
          <table:table-cell table:number-columns-repeated="1024" table:style-name="ACE-0x9ed1198"/>
        </table:table-row>
        <table:table-row table:style-name="AROW-0">
          <table:table-cell table:style-name="ACE-0x9ed1318" office:value-type="string" office:string-value="CP-01">
            <text:p>CP-01</text:p>
          </table:table-cell>
          <table:table-cell table:style-name="ACE-0x9ed0d18" office:value-type="string" office:string-value="Consulta de ayuda para realizar el movimiento optimo en una partida en multijugador.">
            <text:p>Consulta de ayuda para realizar el movimiento optimo en una partida en multijugador.</text:p>
          </table:table-cell>
          <table:table-cell table:number-columns-repeated="5" table:style-name="ACE-0x9ed0d18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Defectos encontrados">
            <text:p>Defectos encontrados</text:p>
          </table:table-cell>
          <table:table-cell table:number-columns-spanned="6" table:style-name="ACE-0x9ed0d18" office:value-type="string" office:string-value="Ninguno.">
            <text:p>Ninguno.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Resultados obtenidos">
            <text:p>Resultados obtenidos</text:p>
          </table:table-cell>
          <table:table-cell table:style-name="ACE-0x9ed0d18" office:value-type="string" office:string-value="Dado que no se implemento la opcion de movimiento optimo en el modo multijugador, el boton para la asistencia no existe y por ende, tampoco la asistencia.">
            <text:p>Dado que no se implemento la opcion de movimiento optimo en el modo multijugador, el boton para la asistencia no existe y por ende, tampoco la asistencia.</text:p>
          </table:table-cell>
          <table:table-cell table:number-columns-repeated="5" table:style-name="ACE-0x9ed0d18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Resultados esperados">
            <text:p>Resultados esperados</text:p>
          </table:table-cell>
          <table:table-cell table:number-columns-spanned="6" table:style-name="ACE-0x9ed0d18" office:value-type="string" office:string-value="No se le da asistencia al jugador en multijugador.">
            <text:p>No se le da asistencia al jugador en multijugador.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Ent-1">
            <text:p>Ent-1</text:p>
          </table:table-cell>
          <table:table-cell table:number-columns-spanned="6" table:style-name="ACE-0x9ed0d18" office:value-type="string" office:string-value="Se verifica que se encuentre en una partida multijugador.">
            <text:p>Se verifica que se encuentre en una partida multijugador.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Ent-2">
            <text:p>Ent-2</text:p>
          </table:table-cell>
          <table:table-cell table:number-columns-spanned="6" table:style-name="ACE-0x9ed0d18" office:value-type="string" office:string-value="Se da click en el boton de &quot;movimiento optimo&quot;">
            <text:p>Se da click en el boton de "movimiento optimo"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Ent-3">
            <text:p>Ent-3</text:p>
          </table:table-cell>
          <table:table-cell table:style-name="ACE-0x9ed0d18" office:value-type="string" office:string-value="Se verifica que aparezca un mensaje que indique que la opcion esta deshabilitada en multijugador.">
            <text:p>Se verifica que aparezca un mensaje que indique que la opcion esta deshabilitada en multijugador.</text:p>
          </table:table-cell>
          <table:table-cell table:number-columns-repeated="5" table:style-name="ACE-0x9ed0d18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Ent-4">
            <text:p>Ent-4</text:p>
          </table:table-cell>
          <table:table-cell table:number-columns-spanned="6" table:style-name="ACE-0x9ed0d18" office:value-type="string" office:string-value="Se cierra el mensaje.">
            <text:p>Se cierra el mensaje.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style-name="ACE-0x9ed1318" office:value-type="string" office:string-value="Ent-5">
            <text:p>Ent-5</text:p>
          </table:table-cell>
          <table:table-cell table:number-columns-spanned="6" table:style-name="ACE-0x9ed0d18" office:value-type="string" office:string-value="Se verifica que se siga en la partida.">
            <text:p>Se verifica que se siga en la partida.</text:p>
          </table:table-cell>
          <table:covered-table-cell table:number-columns-repeated="5"/>
          <table:table-cell table:number-columns-repeated="1017" table:style-name="ACE-0x9ed1198"/>
        </table:table-row>
        <table:table-row table:style-name="AROW-0">
          <table:table-cell table:number-columns-repeated="8" table:style-name="ACE-0x9ed04d8"/>
          <table:table-cell table:number-columns-repeated="1016" table:style-name="ACE-0x9ed04d8"/>
        </table:table-row>
        <table:table-row table:style-name="AROW-0" table:number-rows-repeated="2">
          <table:table-cell table:number-columns-repeated="8" table:style-name="ACE-0x9ed04d8"/>
          <table:table-cell table:number-columns-repeated="1016" table:style-name="ACE-0x9ed04d8"/>
        </table:table-row>
        <table:table-row table:style-name="AROW-0">
          <table:table-cell table:number-columns-repeated="8" table:style-name="ACE-0x9ed04d8"/>
          <table:table-cell table:number-columns-repeated="1016" table:style-name="ACE-0x9ed04d8"/>
        </table:table-row>
        <table:table-row table:style-name="AROW-0" table:number-rows-repeated="239">
          <table:table-cell table:number-columns-repeated="8" table:style-name="ACE-0x9ed04d8"/>
          <table:table-cell table:number-columns-repeated="1016" table:style-name="ACE-0x9ed04d8"/>
        </table:table-row>
        <table:table-row table:style-name="AROW-0">
          <table:table-cell table:number-columns-repeated="1024" table:style-name="ACE-0x9ed04d8"/>
        </table:table-row>
        <table:table-row table:style-name="AROW-0" table:number-rows-repeated="3839">
          <table:table-cell table:number-columns-repeated="1024" table:style-name="ACE-0x9ed04d8"/>
        </table:table-row>
        <table:table-row table:style-name="AROW-0">
          <table:table-cell table:number-columns-repeated="1024" table:style-name="ACE-0x9ed04d8"/>
        </table:table-row>
        <table:table-row table:style-name="AROW-0" table:number-rows-repeated="61439">
          <table:table-cell table:number-columns-repeated="1024" table:style-name="ACE-0x9ed04d8"/>
        </table:table-row>
        <table:table-row table:style-name="AROW-0">
          <table:table-cell table:number-columns-repeated="1024" table:style-name="ACE-0x9ed04d8"/>
        </table:table-row>
        <table:table-row table:style-name="AROW-0" table:number-rows-repeated="983039">
          <table:table-cell table:number-columns-repeated="1024" table:style-name="ACE-0x9ed04d8"/>
        </table:table-row>
        <table:named-expressions>
          <table:named-expression table:name="Print_Area" table:expression="of:=#REF!" table:base-cell-address="$'Proveer ayuda sobre el juego - ESC02'.$A$1"/>
          <table:named-expression table:name="Sheet_Title" table:expression="of:=&quot;Proveer ayuda sobre el juego - ESC02&quot;" table:base-cell-address="$'Proveer ayuda sobre el juego - ESC02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bb088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b62f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f00e60" style:display-name="Proveer ayuda sobre el juego - ESC01" style:page-layout-name="pl-0xbb088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15187068" style:display-name="Proveer ayuda sobre el juego - ESC02" style:page-layout-name="pl-0xbb62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Juan Carlos Villalta Alvarado</dc:creator>
    <dc:date>2013-07-15T01:49:32Z</dc:date>
    <meta:creation-date>2013-04-16T18:59:24Z</meta:creation-date>
    <meta:editing-cycles>24</meta:editing-cycles>
    <meta:editing-duration>PT5H12M22S</meta:editing-duration>
    <meta:generator>gnumeric/1.10.17</meta:generator>
    <meta:initial-creator>Juan Carlos Villalta Alvarado</meta:initial-creator>
  </office:meta>
</office:document-meta>
</file>